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rsid="0001231f" officeooo:paragraph-rsid="00177874"/>
    </style:style>
    <style:style style:name="P4" style:family="paragraph" style:parent-style-name="Standard">
      <style:text-properties fo:language="pl" fo:country="PL" officeooo:paragraph-rsid="0016e68f"/>
    </style:style>
    <style:style style:name="P5" style:family="paragraph" style:parent-style-name="Standard">
      <style:text-properties fo:language="pl" fo:country="PL" officeooo:rsid="00177874" officeooo:paragraph-rsid="00177874"/>
    </style:style>
    <style:style style:name="P6" style:family="paragraph" style:parent-style-name="Standard">
      <style:text-properties fo:language="pl" fo:country="PL" officeooo:rsid="0013ee62" officeooo:paragraph-rsid="0013ee62"/>
    </style:style>
    <style:style style:name="P7" style:family="paragraph" style:parent-style-name="Standard">
      <style:text-properties fo:language="pl" fo:country="PL" officeooo:rsid="00133397" officeooo:paragraph-rsid="000e2f55"/>
    </style:style>
    <style:style style:name="P8" style:family="paragraph" style:parent-style-name="Standard">
      <style:text-properties fo:language="pl" fo:country="PL" officeooo:rsid="001e1034" officeooo:paragraph-rsid="001e1034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* date</text:span>: 202<text:span text:style-name="T1">3</text:span>.0<text:span text:style-name="T1">5</text:span>.<text:span text:style-name="T1">22</text:span></text:p>
      <text:p text:style-name="P4"><text:span text:style-name="T2">* source</text:span>: <text:span text:style-name="T1">myśli - mk</text:span></text:p>
      <text:p text:style-name="P4"><text:span text:style-name="T2">* category</text:span>: rożne</text:p>
      <text:p text:style-name="P2"><text:span text:style-name="T2">* modified</text:span>: <text:date style:data-style-name="N49" text:date-value="2025-03-19T23:00:46.122943307">2025-03-19</text:date>, <text:time style:data-style-name="N61" text:time-value="2025-03-19T23:00:46.123089781">23:00:45</text:time></text:p>
      <text:p text:style-name="P1"/>
      <text:p text:style-name="P6">Życie jest tym co się wydarza, gdy jesteś zajęty snuciem planów</text:p>
      <text:p text:style-name="P5">MK</text:p>
      <text:p text:style-name="P5"/>
      <text:p text:style-name="P7">Jak mam pomysł to działam od razu, nie odwlekam!!!</text:p>
      <text:p text:style-name="P5">mk</text:p>
      <text:p text:style-name="P5"/>
      <text:p text:style-name="P8">Naucz się odroczonej gratyfikacji! Zrób to czego nie chcesz najpierw. Zrób to teraz!</text:p>
      <text:p text:style-name="P8">mk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9T23:00:46.020861599</dc:date>
    <meta:editing-duration>PT47M42S</meta:editing-duration>
    <meta:editing-cycles>27</meta:editing-cycles>
    <meta:document-statistic meta:table-count="0" meta:image-count="0" meta:object-count="0" meta:page-count="1" meta:paragraph-count="10" meta:word-count="51" meta:character-count="290" meta:non-whitespace-character-count="249"/>
  </office:meta>
</office:document-meta>
</file>